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2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and_20_Content-title" style:list-style-name="L1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title" style:list-style-name="L1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1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title" style:list-style-name="L1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P2" style:family="paragraph">
      <style:paragraph-properties fo:margin-left="0.953cm" fo:margin-right="0cm" fo:margin-top="0.31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7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14" style:family="paragraph">
      <style:paragraph-properties fo:margin-top="0cm" fo:margin-bottom="0cm" fo:line-height="100%" fo:text-align="center" style:punctuation-wrap="simple" style:writing-mode="lr-tb"/>
    </style:style>
    <style:style style:name="P15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2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2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69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69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1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Rectangle 3" presentation:style-name="pr2" draw:text-style-name="P3" draw:layer="layout" svg:width="22.859cm" svg:height="12.571cm" svg:x="1.27cm" svg:y="4.445cm" presentation:class="outline" presentation:user-transformed="true">
          <draw:text-box>
            <text:p text:style-name="P2"><text:span text:style-name="T1">Database Design – </text:span></text:p>
            <text:p text:style-name="P2"><text:span text:style-name="T1">Chapter 3.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base design steps" draw:style-name="dp1" draw:master-page-name="Title_20_and_20_Content" presentation:presentation-page-layout-name="AL1T11">
        <draw:frame draw:name="Rectangle 2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Database design steps</text:span></text:p>
          </draw:text-box>
        </draw:frame>
        <draw:frame draw:name="Rectangle 3" presentation:style-name="pr2" draw:text-style-name="P3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2">Requirement collections and analysis</text:span></text:p>
              </text:list-item>
              <text:list-item>
                <text:p text:style-name="P7"><text:span text:style-name="T2">Conceptual database design</text:span></text:p>
              </text:list-item>
              <text:list-item>
                <text:p text:style-name="P7"><text:span text:style-name="T2">Choice of a DBMS</text:span></text:p>
              </text:list-item>
              <text:list-item>
                <text:p text:style-name="P7"><text:span text:style-name="T2">Data model mapping (logical design)</text:span></text:p>
              </text:list-item>
              <text:list-item>
                <text:p text:style-name="P7"><text:span text:style-name="T2">Physical DB design</text:span></text:p>
              </text:list-item>
              <text:list-item>
                <text:p text:style-name="P7"><text:span text:style-name="T2">DB system implementation</text:span></text:p>
              </text:list-item>
            </text:list>
            <text:p text:style-name="P7"><text:span text:style-name="T2"/></text:p>
            <text:list text:style-name="L4">
              <text:list-item>
                <text:p text:style-name="P7"><text:span text:style-name="T2">In-class databas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. Requirements collection &amp; analysis" draw:style-name="dp1" draw:master-page-name="Title_20_and_20_Content" presentation:presentation-page-layout-name="AL1T11">
        <draw:frame draw:name="Rectangle 2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3">1. Requirements collection &amp; analysis</text:span></text:p>
          </draw:text-box>
        </draw:frame>
        <draw:frame draw:name="Rectangle 3" presentation:style-name="pr2" draw:text-style-name="P3" draw:layer="layout" svg:width="22.859cm" svg:height="14.181cm" svg:x="1.27cm" svg:y="4.445cm" presentation:class="outline" presentation:user-transformed="true">
          <draw:text-box>
            <text:list text:style-name="L5">
              <text:list-item>
                <text:p text:style-name="P8"><text:span text:style-name="T2">What do you want from your DBMS?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Major application areas and user groups identified</text:span></text:p>
                  </text:list-item>
                  <text:list-item>
                    <text:p text:style-name="P9"><text:span text:style-name="T4">Interviews, questionnaires collected</text:span></text:p>
                  </text:list-item>
                  <text:list-item>
                    <text:p text:style-name="P9"><text:span text:style-name="T4">Documentation analyzed</text:span></text:p>
                  </text:list-item>
                  <text:list-item>
                    <text:p text:style-name="P9"><text:span text:style-name="T4">Must identify </text:span><text:span text:style-name="T5">objects</text:span><text:span text:style-name="T4"> in DB, </text:span><text:span text:style-name="T5">characteristics</text:span><text:span text:style-name="T4"> of the objects and the </text:span><text:span text:style-name="T5">relationships</text:span><text:span text:style-name="T4"> among them</text:span></text:p>
                  </text:list-item>
                  <text:list-item>
                    <text:p text:style-name="P9"><text:span text:style-name="T4">Operating environment and planned use studied</text:span></text:p>
                  </text:list-item>
                  <text:list-item>
                    <text:p text:style-name="P9"><text:span text:style-name="T4">Functional requirem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Description of typical operations to data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6">E.g. queries, updates, etc., user-defined oper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. Conceptual DB design" draw:style-name="dp1" draw:master-page-name="Title_20_and_20_Content" presentation:presentation-page-layout-name="AL1T11">
        <draw:frame draw:name="Rectangle 2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2. Conceptual DB design</text:span></text:p>
          </draw:text-box>
        </draw:frame>
        <draw:frame draw:name="Rectangle 3" presentation:style-name="pr2" draw:text-style-name="P3" draw:layer="layout" svg:width="22.859cm" svg:height="15.047cm" svg:x="1.27cm" svg:y="3.239cm" presentation:class="outline" presentation:user-transformed="true">
          <draw:text-box>
            <text:list text:style-name="L5">
              <text:list-item>
                <text:p text:style-name="P8"><text:span text:style-name="T2">Conceptual schema design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Big picture – data organiz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Provides: DBMS independent understanding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Stable, tool for DB users</text:span></text:p>
                          </text:list-item>
                        </text:list>
                      </text:list-item>
                      <text:list-item>
                        <text:p text:style-name="P10"><text:span text:style-name="T6">Conceptual DB model represents </text:span><text:span text:style-name="T8">conceptual schema</text:span></text:p>
                      </text:list-item>
                      <text:list-item>
                        <text:p text:style-name="P10"><text:span text:style-name="T6">Results are a </text:span><text:span text:style-name="T8">diagram</text:span><text:span text:style-name="T6"> based on conceptual DB model, <text:s/>e.g. ER, EER, UML diagram</text:span></text:p>
                      </text:list-item>
                    </text:list>
                  </text:list-item>
                  <text:list-item>
                    <text:p text:style-name="P9"><text:span text:style-name="T4">Big picture – data usage</text:span></text:p>
                    <text:list>
                      <text:list-item>
                        <text:p text:style-name="P13"><text:span text:style-name="T9">Retrieval, update, mixed</text:span></text:p>
                      </text:list-item>
                      <text:list-item>
                        <text:p text:style-name="P13"><text:span text:style-name="T9">Ensures all info there</text:span></text:p>
                      </text:list-item>
                    </text:list>
                  </text:list-item>
                  <text:list-item>
                    <text:p text:style-name="P9"><text:span text:style-name="T5">Results are a diagram based on conceptual DB model</text:span><text:span text:style-name="T4">, <text:s/>e.g. ER/EER, UML diagram</text:span></text:p>
                  </text:list-item>
                </text:list>
              </text:list-item>
            </text:list>
            <text:p text:style-name="P11"><text:span text:style-name="T9"/></text:p>
            <text:p text:style-name="P11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. Choice of a DBMS&#9;&#10;" draw:style-name="dp1" draw:master-page-name="Title_20_and_20_Content" presentation:presentation-page-layout-name="AL1T11">
        <draw:frame draw:name="Rectangle 2" presentation:style-name="pr5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3. Choice of a DBMS</text:span><text:span text:style-name="T1"><text:tab/></text:span><text:span text:style-name="T1"><text:line-break/></text:span><text:span text:style-name="T1"/></text:p>
          </draw:text-box>
        </draw:frame>
        <draw:frame draw:name="Rectangle 3" presentation:style-name="pr2" draw:text-style-name="P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8"><text:span text:style-name="T2">What model and what software?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Cos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Software, maintenance, hardware, DB creation, conversion, personnel, training, operations</text:span></text:p>
                      </text:list-item>
                    </text:list>
                  </text:list-item>
                  <text:list-item>
                    <text:p text:style-name="P9"><text:span text:style-name="T4">Other factors</text:span></text:p>
                    <text:list>
                      <text:list-item>
                        <text:p text:style-name="P10"><text:span text:style-name="T6">Familiarity, availability, philosophy of organization</text:span></text:p>
                      </text:list-item>
                    </text:list>
                  </text:list-item>
                  <text:list-item>
                    <text:p text:style-name="P9"><text:span text:style-name="T4">Features:</text:span></text:p>
                    <text:list>
                      <text:list-item>
                        <text:p text:style-name="P10"><text:span text:style-name="T6">Editors and browsers, report generators, tools used in WWW, graphical DB design tool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ice of a DBMS cont’d" draw:style-name="dp1" draw:master-page-name="Title_20_and_20_Content" presentation:presentation-page-layout-name="AL1T1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4"><text:span text:style-name="T1">Choice of a DBMS cont’d</text:span></text:p>
          </draw:text-box>
        </draw:frame>
        <draw:frame draw:name="Content Placeholder 2" presentation:style-name="pr2" draw:text-style-name="P3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9"><text:span text:style-name="T4">Data models</text:span><text:span text:style-name="T4"><text:line-break/></text:span><text:span text:style-name="T4"><text:tab/></text:span><text:span text:style-name="T4">Relational, Object-oriented, object-relational,</text:span></text:p>
                  </text:list-item>
                </text:list>
              </text:list-item>
            </text:list>
            <text:p text:style-name="P15"><text:span text:style-name="T4"><text:tab/></text:span><text:span text:style-name="T4">noSQL</text:span></text:p>
            <text:list text:continue-numbering="true" text:style-name="L9">
              <text:list-item>
                <text:list>
                  <text:list-item>
                    <text:p text:style-name="P16"><text:span text:style-name="T4">DBMS based on data model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7"><text:span text:style-name="T6">Relational: <text:s/>Access, MySQL (open source)</text:span></text:p>
                      </text:list-item>
                      <text:list-item>
                        <text:p text:style-name="P17"><text:span text:style-name="T6">Object-Relational: Oracle, SQL-Server, DB2, Sybase, PostgreSQL (open source) </text:span></text:p>
                      </text:list-item>
                      <text:list-item>
                        <text:p text:style-name="P17"><text:span text:style-name="T6">Object-oriented: ObjectStore, Versant (VSNT), Objectivity/DB</text:span></text:p>
                      </text:list-item>
                      <text:list-item>
                        <text:p text:style-name="P17"><text:span text:style-name="T6">NoSQL: <text:s/>MongoDB, Couchbase, Neo4j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4. Data model mapping" draw:style-name="dp1" draw:master-page-name="Title_20_and_20_Content" presentation:presentation-page-layout-name="AL1T11">
        <draw:frame draw:name="Rectangle 2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4. Data model mapping</text:span></text:p>
          </draw:text-box>
        </draw:frame>
        <draw:frame draw:name="Rectangle 3" presentation:style-name="pr2" draw:text-style-name="P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8"><text:span text:style-name="T2">Creating the final blueprint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Create conceptual schema and external schema in data mode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6">System independent mapping (ER to relational)</text:span></text:p>
                      </text:list-item>
                      <text:list-item>
                        <text:p text:style-name="P10"><text:span text:style-name="T6">Tailoring schema to specific DB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5. Physical DB design&#9;" draw:style-name="dp1" draw:master-page-name="Title_20_and_20_Content" presentation:presentation-page-layout-name="AL1T11">
        <draw:frame draw:name="Rectangle 2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5. Physical DB design</text:span><text:span text:style-name="T1"><text:tab/></text:span></text:p>
          </draw:text-box>
        </draw:frame>
        <draw:frame draw:name="Rectangle 3" presentation:style-name="pr2" draw:text-style-name="P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8"><text:span text:style-name="T2">Internal, low-level detail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Choose storage structures for files and access path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1" text:id="id1" text:style-name="P10"><text:span text:style-name="T6">Based on analysis of queries, transactions, etc.</text:span></text:p>
                      </text:list-item>
                      <text:list-item>
                        <text:p xml:id="id2" text:id="id2" text:style-name="P10"><text:span text:style-name="T6">Indexing, clustering related records, hashing, etc.</text:span></text:p>
                      </text:list-item>
                    </text:list>
                  </text:list-item>
                  <text:list-item>
                    <text:p xml:id="id3" text:id="id3" text:style-name="P9"><text:span text:style-name="T4">Response time</text:span></text:p>
                  </text:list-item>
                  <text:list-item>
                    <text:p xml:id="id4" text:id="id4" text:style-name="P9"><text:span text:style-name="T4">Space</text:span></text:p>
                  </text:list-item>
                  <text:list-item>
                    <text:p xml:id="id5" text:id="id5" text:style-name="P9"><text:span text:style-name="T4">Transaction throughput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6. DB system implementation" draw:style-name="dp1" draw:master-page-name="Title_20_and_20_Content" presentation:presentation-page-layout-name="AL1T11">
        <draw:frame draw:name="Rectangle 2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5"><text:span text:style-name="T1">6. DB system implementation</text:span></text:p>
          </draw:text-box>
        </draw:frame>
        <draw:frame draw:name="Rectangle 3" presentation:style-name="pr2" draw:text-style-name="P3" draw:layer="layout" svg:width="22.859cm" svg:height="12.571cm" svg:x="1.058cm" svg:y="4.657cm" presentation:class="outline" presentation:user-transformed="true">
          <draw:text-box>
            <text:list text:style-name="L5">
              <text:list-item>
                <text:p text:style-name="P8"><text:span text:style-name="T2">Final steps of design proces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4">Create DDL for DB in DBMS</text:span></text:p>
                  </text:list-item>
                  <text:list-item>
                    <text:p text:style-name="P9"><text:span text:style-name="T4">Load the data into the DB</text:span></text:p>
                  </text:list-item>
                </text:list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quirements collection &amp; analysis" draw:style-name="dp1" draw:master-page-name="Title_20_and_20_Content" presentation:presentation-page-layout-name="AL1T1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4"><text:span text:style-name="T1">Requirements collection &amp; analysis</text:span></text:p>
          </draw:text-box>
        </draw:frame>
        <draw:frame draw:name="Content Placeholder 2" presentation:style-name="pr2" draw:text-style-name="P3" draw:layer="layout" svg:width="22.859cm" svg:height="12.571cm" svg:x="1.27cm" svg:y="4.445cm" presentation:class="outline" presentation:user-transformed="true">
          <draw:text-box>
            <text:p text:style-name="P18"><text:span text:style-name="T2">Example - Home Away From Home Realty Company Objects</text:span></text:p>
            <text:p text:style-name="P18"><text:span text:style-name="T2"/></text:p>
            <text:p text:style-name="P18"><text:span text:style-name="T2">Create a DB for a realty company that rents apartments to corporate clients. <text:s/>Store information about apartments as well as managers, staff members and inspectors of the apartments. </text:span></text:p>
            <text:p text:style-name="P19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 Designing this DB" draw:style-name="dp1" draw:master-page-name="Title_20_and_20_Content" presentation:presentation-page-layout-name="AL1T1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4"><text:span text:style-name="T1">For Designing this DB</text:span></text:p>
          </draw:text-box>
        </draw:frame>
        <draw:frame draw:name="Content Placeholder 2" presentation:style-name="pr2" draw:text-style-name="P3" draw:layer="layout" svg:width="22.859cm" svg:height="12.571cm" svg:x="1.27cm" svg:y="6.478cm" presentation:class="outline" presentation:user-transformed="true">
          <draw:text-box>
            <text:list text:style-name="L5">
              <text:list-item>
                <text:p xml:id="id6" text:id="id6" text:style-name="P20"><text:span text:style-name="T2">What are the objects?</text:span></text:p>
              </text:list-item>
              <text:list-item>
                <text:p xml:id="id7" text:id="id7" text:style-name="P20"><text:span text:style-name="T2">What are the characteristics for each object?</text:span></text:p>
              </text:list-item>
              <text:list-item>
                <text:p xml:id="id8" text:id="id8" text:style-name="P20"><text:span text:style-name="T2">What are the relationship among objects?</text:span></text:p>
              </text:list-item>
            </text:list>
            <text:p text:style-name="P20"><text:span text:style-name="T2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draw:frame draw:name="Title 1" presentation:style-name="pr6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7" draw:text-style-name="P2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1">Characteristics</text:p>
                <text:list>
                  <text:list-item>
                    <text:p text:style-name="P11">Apartments</text:p>
                    <text:list>
                      <text:list-item>
                        <text:p text:style-name="P11">Unit #, Sqft, Bedrooms, Baths, Cost, </text:p>
                      </text:list-item>
                    </text:list>
                  </text:list-item>
                  <text:list-item>
                    <text:p text:style-name="P11">Building</text:p>
                    <text:list>
                      <text:list-item>
                        <text:p text:style-name="P11">Address, # of units, amenities, # of floors, # of apts</text:p>
                      </text:list-item>
                    </text:list>
                  </text:list-item>
                  <text:list-item>
                    <text:p text:style-name="P11">CorpClients</text:p>
                    <text:list>
                      <text:list-item>
                        <text:p text:style-name="P11">CorpName, PoC, email, phone </text:p>
                      </text:list-item>
                    </text:list>
                  </text:list-item>
                  <text:list-item>
                    <text:p text:style-name="P11">Renters</text:p>
                    <text:list>
                      <text:list-item>
                        <text:p text:style-name="P11">ID, Name (first mid last), PoC, email, phone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1">
        <draw:frame draw:name="Title 1_0" presentation:style-name="pr8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_1" presentation:style-name="pr9" draw:text-style-name="P22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1">Relationships</text:p>
                <text:list>
                  <text:list-item>
                    <text:p text:style-name="P11">An apartment is in one building, a building can have many apartments</text:p>
                    <text:list>
                      <text:list-item>
                        <text:p text:style-name="P11">This is a “one-to-many” relationship</text:p>
                      </text:list-item>
                    </text:list>
                  </text:list-item>
                  <text:list-item>
                    <text:p text:style-name="P11">A renter belongs to a corporation, a corporation can have 0 or more renters</text:p>
                    <text:list>
                      <text:list-item>
                        <text:p text:style-name="P11">This is a “one-to-many” relationship</text:p>
                      </text:list-item>
                    </text:list>
                  </text:list-item>
                  <text:list-item>
                    <text:p text:style-name="P11">An apartment has 0 or 1 renter, and a renter can only have 1 apartment</text:p>
                    <text:list>
                      <text:list-item>
                        <text:p text:style-name="P11">This is a “one-to-one” relationshi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me Away From Home Realty Company" draw:style-name="dp1" draw:master-page-name="Title_20_and_20_Content" presentation:presentation-page-layout-name="AL1T1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4"><text:span text:style-name="T1">Home Away From Home Realty Company</text:span></text:p>
          </draw:text-box>
        </draw:frame>
        <draw:frame draw:name="Content Placeholder 2" presentation:style-name="pr2" draw:text-style-name="P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3"><text:span text:style-name="T10">For each </text:span><text:span text:style-name="T11">building</text:span><text:span text:style-name="T10">: BuildingID (unique), and NoOfFloors (number of floors in the building)</text:span></text:p>
              </text:list-item>
              <text:list-item>
                <text:p text:style-name="P23"><text:span text:style-name="T10">For each </text:span><text:span text:style-name="T11">apartment</text:span><text:span text:style-name="T10">: AptNo (patially unique, i.e. unique within a building) and NoOfBedrooms (number of bedrooms in the apartment)</text:span></text:p>
              </text:list-item>
              <text:list-item>
                <text:p text:style-name="P23"><text:span text:style-name="T10">For each </text:span><text:span text:style-name="T11">corporate client</text:span><text:span text:style-name="T10">: CCID (unique), CCName (unique), CCLocation, and CCIndustry</text:span></text:p>
              </text:list-item>
              <text:list-item>
                <text:p text:style-name="P23"><text:span text:style-name="T10">For each </text:span><text:span text:style-name="T11">manager</text:span><text:span text:style-name="T10">: MgrID (unique), MgrFullName (composed of MgrFname and MgrLName), multiple Phones, BDate, Age (derived from Bdate and current date), Salary, and Bonus (not every manager will have a bonus), </text:span></text:p>
              </text:list-item>
              <text:list-item>
                <text:p text:style-name="P23"><text:span text:style-name="T10">For each </text:span><text:span text:style-name="T11">staff member</text:span><text:span text:style-name="T10">: SMemberID (unique) and SMemberName</text:span></text:p>
              </text:list-item>
              <text:list-item>
                <text:p text:style-name="P23"><text:span text:style-name="T10">For each </text:span><text:span text:style-name="T11">inspector</text:span><text:span text:style-name="T10">: InsID (unique) and InsName</text:span></text:p>
              </text:list-item>
            </text:list>
            <text:p text:style-name="P20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FH Requirements" draw:style-name="dp1" draw:master-page-name="Title_20_and_20_Content" presentation:presentation-page-layout-name="AL1T11">
        <draw:frame draw:name="Title 1" presentation:style-name="pr4" draw:text-style-name="P6" draw:layer="layout" svg:width="22.859cm" svg:height="3.174cm" svg:x="1.27cm" svg:y="0.423cm" presentation:class="title" presentation:user-transformed="true">
          <draw:text-box>
            <text:p text:style-name="P14"><text:span text:style-name="T1">HAFH Requirements</text:span></text:p>
          </draw:text-box>
        </draw:frame>
        <draw:frame draw:name="Content Placeholder 2" presentation:style-name="pr2" draw:text-style-name="P3" draw:layer="layout" svg:width="22.859cm" svg:height="13.418cm" svg:x="1.27cm" svg:y="3.598cm" presentation:class="outline" presentation:user-transformed="true">
          <draw:text-box>
            <text:list text:style-name="L5">
              <text:list-item>
                <text:p text:style-name="P24"><text:span text:style-name="T12">Each building has one or more apartments.</text:span><text:span text:style-name="T12"><text:line-break/></text:span><text:span text:style-name="T12">Each apartment is located in exactly one building.</text:span></text:p>
              </text:list-item>
              <text:list-item>
                <text:p text:style-name="P24"><text:span text:style-name="T12">Each apartment is either leased to one corporate client or to no one.</text:span><text:span text:style-name="T12"><text:line-break/></text:span><text:span text:style-name="T12">Each corporate client leases one or many apartments.</text:span></text:p>
              </text:list-item>
              <text:list-item>
                <text:p text:style-name="P24"><text:span text:style-name="T12">Each corporate client can refer many corporate clients but does not have to refer any.</text:span><text:span text:style-name="T12"><text:line-break/></text:span><text:span text:style-name="T12">Each corporate client can be referred by one corporate client or is not referred by any.</text:span></text:p>
              </text:list-item>
              <text:list-item>
                <text:p text:style-name="P24"><text:span text:style-name="T12">Each apartment is cleaned by either one or two staff members.</text:span><text:span text:style-name="T12"><text:line-break/></text:span><text:span text:style-name="T12">Each staff member cleans between 5 and 10 apartments. </text:span></text:p>
              </text:list-item>
            </text:list>
            <text:p text:style-name="P20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AFH Requirements" draw:style-name="dp1" draw:master-page-name="Title_20_and_20_Content" presentation:presentation-page-layout-name="AL1T11">
        <draw:frame draw:name="Title 1" presentation:style-name="pr4" draw:text-style-name="P6" draw:layer="layout" svg:width="22.859cm" svg:height="3.174cm" svg:x="1.27cm" svg:y="0.763cm" presentation:class="title" presentation:user-transformed="true">
          <draw:text-box>
            <text:p text:style-name="P14"><text:span text:style-name="T1">HAFH Requirements</text:span></text:p>
          </draw:text-box>
        </draw:frame>
        <draw:frame draw:name="Content Placeholder 2" presentation:style-name="pr2" draw:text-style-name="P3" draw:layer="layout" svg:width="22.859cm" svg:height="11.513cm" svg:x="1.27cm" svg:y="5.503cm" presentation:class="outline" presentation:user-transformed="true">
          <draw:text-box>
            <text:list text:style-name="L5">
              <text:list-item>
                <text:p text:style-name="P24"><text:span text:style-name="T12">Each manager manages one or many buildings.</text:span><text:span text:style-name="T12"><text:line-break/></text:span><text:span text:style-name="T12">Each building is managed by exactly one manager.</text:span></text:p>
              </text:list-item>
              <text:list-item>
                <text:p text:style-name="P24"><text:span text:style-name="T12">Each manager resides in exactly one building.</text:span><text:span text:style-name="T12"><text:line-break/></text:span><text:span text:style-name="T12">Each building either has one manager residing in it or no managers residing in it.</text:span></text:p>
              </text:list-item>
              <text:list-item>
                <text:p text:style-name="P24"><text:span text:style-name="T12">Each inspector inspects one or many buildings.</text:span><text:span text:style-name="T12"><text:line-break/></text:span><text:span text:style-name="T12">Each building is inspected by one or many inspector.</text:span><text:span text:style-name="T12"><text:line-break/></text:span><text:span text:style-name="T12">For each building that an inspector inspects, the date of last inspection and the date of the next future appointment is kept.</text:span></text:p>
              </text:list-item>
            </text:list>
            <text:p text:style-name="P20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1T11">
        <draw:frame draw:name="Title 1" presentation:style-name="pr10" draw:text-style-name="P1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2" draw:text-style-name="P3" draw:layer="layout" svg:width="22.859cm" svg:height="12.571cm" svg:x="1.27cm" svg:y="4.445cm" presentation:class="outline" presentation:user-transformed="true">
          <draw:text-box>
            <text:list text:style-name="L5">
              <text:list-item>
                <text:p text:style-name="P20"><text:span text:style-name="T2">How do we represent this information?</text:span></text:p>
              </text:list-item>
            </text:list>
            <text:list text:style-name="L6">
              <text:list-item>
                <text:list>
                  <text:list-item>
                    <text:p xml:id="id9" text:id="id9" text:style-name="P25"><text:span text:style-name="T4">How about a diagram based on a conceptual data model?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-and-swivel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  <anim:animate smil:dur="2s" smil:fill="hold" smil:targetElement="id9" anim:sub-item="text" smil:attributeName="width" smil:values="0;1" smil:keyTimes="0;1" anim:formula="width*sin(2.5*pi*$)"/>
                  <anim:animate smil:dur="2s" smil:fill="hold" smil:targetElement="id9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rial2" svg:font-family="Arial" style:font-family-generic="swiss"/>
    <style:font-face style:name="Calibri2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989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/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B Design</dc:title>
    <meta:initial-creator>Susan V. Vrbsky</meta:initial-creator>
    <meta:editing-cycles>148</meta:editing-cycles>
    <meta:print-date>1601-01-01T00:00:00</meta:print-date>
    <meta:creation-date>2001-07-31T17:55:17</meta:creation-date>
    <dc:date>2020-08-24T09:33:34.308729198</dc:date>
    <meta:editing-duration>P12DT15H54M1S</meta:editing-duration>
    <meta:generator>LibreOffice/6.4.5.2$Linux_X86_64 LibreOffice_project/40$Build-2</meta:generator>
    <meta:document-statistic meta:object-count="89"/>
    <meta:user-defined meta:name="AppVersion">16.0000</meta:user-defined>
    <meta:user-defined meta:name="Company">University of Alabam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